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officeooo:paragraph-rsid="000caf08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fo:font-weight="bold" officeooo:rsid="0011d7ca" officeooo:paragraph-rsid="0011d7ca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officeooo:paragraph-rsid="000caf08" style:font-size-asian="11pt" style:font-size-complex="11pt"/>
    </style:style>
    <style:style style:name="P4" style:family="paragraph" style:parent-style-name="Standard">
      <style:text-properties style:font-name="Arial" fo:font-size="11pt" officeooo:rsid="000caf08" officeooo:paragraph-rsid="000caf08" style:font-size-asian="11pt" style:font-size-complex="11pt"/>
    </style:style>
    <style:style style:name="P5" style:family="paragraph" style:parent-style-name="Standard">
      <style:text-properties style:font-name="Arial" fo:font-size="11pt" fo:font-weight="normal" officeooo:paragraph-rsid="000caf08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" fo:font-size="11pt" fo:font-weight="normal" officeooo:paragraph-rsid="0011d7ca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Arial" fo:font-size="11pt" fo:font-weight="normal" officeooo:paragraph-rsid="0012405c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" fo:font-size="11pt" fo:font-weight="normal" officeooo:paragraph-rsid="0013b5be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Arial" fo:font-size="11pt" fo:font-weight="normal" officeooo:paragraph-rsid="0014d9f2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Arial" fo:font-size="11pt" fo:font-weight="normal" officeooo:paragraph-rsid="001553da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8pt" fo:font-weight="bold" officeooo:paragraph-rsid="000caf08" style:font-size-asian="18pt" style:font-weight-asian="bold" style:font-size-complex="18pt" style:font-weight-complex="bold"/>
    </style:style>
    <style:style style:name="P12" style:family="paragraph" style:parent-style-name="Standard">
      <style:text-properties style:font-name="Arial" fo:font-weight="bold" officeooo:paragraph-rsid="000caf08" style:font-weight-asian="bold" style:font-weight-complex="bold"/>
    </style:style>
    <style:style style:name="P13" style:family="paragraph" style:parent-style-name="Standard">
      <style:text-properties officeooo:paragraph-rsid="0011d7ca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4pt" fo:font-weight="bold" officeooo:paragraph-rsid="000caf08" style:font-size-asian="24pt" style:font-weight-asian="bold" style:font-size-complex="24pt" style:font-weight-complex="bold"/>
    </style:style>
    <style:style style:name="T1" style:family="text">
      <style:text-properties officeooo:rsid="000caf08"/>
    </style:style>
    <style:style style:name="T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Arial" fo:font-size="11pt" fo:font-weight="normal" officeooo:rsid="0011d7ca" style:font-size-asian="11pt" style:font-weight-asian="normal" style:font-size-complex="11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e7b4a"/>
    </style:style>
    <style:style style:name="T6" style:family="text">
      <style:text-properties officeooo:rsid="0011d7ca"/>
    </style:style>
    <style:style style:name="T7" style:family="text">
      <style:text-properties officeooo:rsid="0012405c"/>
    </style:style>
    <style:style style:name="T8" style:family="text">
      <style:text-properties officeooo:rsid="0013b5be"/>
    </style:style>
    <style:style style:name="T9" style:family="text">
      <style:text-properties officeooo:rsid="0013b5be" fo:background-color="#ffff00" loext:char-shading-value="0"/>
    </style:style>
    <style:style style:name="T10" style:family="text">
      <style:text-properties officeooo:rsid="0013b5be" fo:background-color="#ffff00" loext:char-shading-value="0"/>
    </style:style>
    <style:style style:name="T11" style:family="text">
      <style:text-properties officeooo:rsid="001553da" fo:background-color="#ffff00" loext:char-shading-value="0"/>
    </style:style>
    <style:style style:name="T12" style:family="text">
      <style:text-properties officeooo:rsid="001553da" fo:background-color="#ffff00" loext:char-shading-value="0"/>
    </style:style>
    <style:style style:name="T13" style:family="text">
      <style:text-properties officeooo:rsid="0014d9f2"/>
    </style:style>
    <style:style style:name="T14" style:family="text">
      <style:text-properties officeooo:rsid="001553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omparative Genomics 2018</text:p>
      <text:p text:style-name="P11">Practical <text:span text:style-name="T1">6</text:span>: <text:span text:style-name="T1">Orthology Prediction</text:span></text:p>
      <text:p text:style-name="P3"/>
      <text:p text:style-name="P3">Group 11</text:p>
      <text:p text:style-name="P3">Shuhan Xu, Fuqi Xu, Milda Valiukonyte</text:p>
      <text:p text:style-name="P3"/>
      <text:p text:style-name="P1"/>
      <text:p text:style-name="P12">Summary</text:p>
      <text:p text:style-name="P4">&lt;Text&gt;</text:p>
      <text:p text:style-name="P1"/>
      <text:p text:style-name="P12">Key questions to answer</text:p>
      <text:p text:style-name="P1">Exercise 1</text:p>
      <text:p text:style-name="P1"/>
      <text:p text:style-name="P1"/>
      <text:p text:style-name="P2">blastp -outfmt 7 -query 09.fa.txt.pfa -db 83333.fasta -max_target_seqs 1 | head -40</text:p>
      <text:p text:style-name="P6">Escherichia coli:<text:tab/><text:tab/>09.fa.txt<text:tab/><text:tab/><text:span text:style-name="T6">vs<text:tab/><text:tab/>83333.fasta</text:span></text:p>
      <text:p text:style-name="P7"><text:tab/><text:tab/><text:tab/><text:tab/><text:span text:style-name="T7">./09.fa.txt_orf00002<text:tab/><text:tab/><text:tab/>P00561</text:span></text:p>
      <text:p text:style-name="P8"><text:tab/><text:tab/><text:tab/><text:tab/><text:span text:style-name="T8">./09.fa.txt_orf00005<text:tab/><text:tab/><text:tab/>P00934</text:span></text:p>
      <text:p text:style-name="P9"><text:tab/><text:tab/><text:tab/><text:tab/><text:span text:style-name="T13">./09.fa.txt_orf00009_rev<text:tab/><text:tab/>P0A8I3</text:span></text:p>
      <text:p text:style-name="P8"><text:tab/><text:tab/><text:tab/><text:tab/><text:span text:style-name="T10">./09.fa.txt_orf00010_rev<text:tab/><text:tab/>P30143</text:span></text:p>
      <text:p text:style-name="P8"><text:tab/><text:tab/><text:tab/><text:tab/><text:span text:style-name="T8">./09.fa.txt_orf00011<text:tab/><text:tab/><text:tab/>P0A870</text:span></text:p>
      <text:p text:style-name="P10"><text:tab/><text:tab/><text:tab/><text:tab/><text:span text:style-name="T12">./09.fa.txt_orf00012<text:tab/><text:tab/><text:tab/>P0AF03</text:span></text:p>
      <text:p text:style-name="P8"><text:tab/><text:tab/><text:tab/><text:tab/><text:span text:style-name="T10">./09.fa.txt_orf00018<text:tab/><text:tab/><text:tab/>P0A6Y8</text:span></text:p>
      <text:p text:style-name="P6"/>
      <text:p text:style-name="P6"/>
      <text:p text:style-name="P13"><text:span text:style-name="Default_20_Paragraph_20_Font"><text:span text:style-name="T2">Streptomyces coelicolor:<text:tab/>17.fa.txt<text:tab/></text:span></text:span><text:span text:style-name="Default_20_Paragraph_20_Font"><text:span text:style-name="T3">vs</text:span></text:span><text:span text:style-name="Default_20_Paragraph_20_Font"><text:span text:style-name="T2"><text:tab/>100226.fasta</text:span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4:14:44.688537104</meta:creation-date>
    <dc:date>2018-05-17T15:44:21.683388556</dc:date>
    <meta:editing-duration>PT1H28M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59" meta:character-count="564" meta:non-whitespace-character-count="480"/>
  </office:meta>
</office:document-meta>
</file>